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loext:graphic-properties draw:fill-gradient-name="gradient" draw:fill-hatch-name="hatch"/>
      <style:paragraph-properties fo:keep-with-next="always"/>
      <style:text-properties fo:font-weight="bold" officeooo:rsid="002485cc"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7"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9" style:family="paragraph" style:parent-style-name="Standard">
      <style:paragraph-properties fo:margin-left="0in" fo:margin-right="0in" fo:text-indent="0in" style:auto-text-indent="false"/>
      <style:text-properties officeooo:rsid="0029a408" officeooo:paragraph-rsid="0029a408"/>
    </style:style>
    <style:style style:name="P30" style:family="paragraph" style:parent-style-name="Standard">
      <style:text-properties officeooo:rsid="002b22e4" officeooo:paragraph-rsid="002b22e4"/>
    </style:style>
    <style:style style:name="P31"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33" style:family="paragraph" style:parent-style-name="Standard">
      <style:paragraph-properties fo:margin-left="0.4925in" fo:margin-right="0in" fo:text-indent="0in" style:auto-text-indent="false"/>
      <style:text-properties officeooo:rsid="002bfc24" officeooo:paragraph-rsid="002bfc24"/>
    </style:style>
    <style:style style:name="P3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35" style:family="paragraph" style:parent-style-name="Contents_20_3">
      <style:paragraph-properties>
        <style:tab-stops>
          <style:tab-stop style:position="6.5311in" style:type="right" style:leader-style="dotted" style:leader-text="."/>
        </style:tab-stops>
      </style:paragraph-properties>
    </style:style>
    <style:style style:name="P36" style:family="paragraph" style:parent-style-name="Contents_20_4">
      <style:paragraph-properties>
        <style:tab-stops>
          <style:tab-stop style:position="6.3346in" style:type="right" style:leader-style="dotted" style:leader-text="."/>
        </style:tab-stops>
      </style:paragraph-properties>
    </style:style>
    <style:style style:name="P37" style:family="paragraph" style:parent-style-name="Heading_20_4" style:master-page-name="">
      <loext:graphic-properties draw:fill-gradient-name="gradient" draw:fill-hatch-name="hatch"/>
      <style:paragraph-properties style:page-number="auto" fo:keep-with-next="always"/>
    </style:style>
    <style:style style:name="P38"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1"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42"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43" style:family="paragraph" style:parent-style-name="Standard">
      <style:paragraph-properties fo:margin-left="0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44" style:family="paragraph" style:parent-style-name="Standard">
      <loext:graphic-properties draw:fill-gradient-name="Gradient_20_1" draw:fill-hatch-name="hatch"/>
      <style:paragraph-properties fo:margin-left="0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45" style:family="paragraph" style:parent-style-name="Standard">
      <loext:graphic-properties draw:fill-gradient-name="gradient" draw:fill-hatch-name="hatch"/>
      <style:paragraph-properties fo:margin-left="0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46" style:family="paragraph" style:parent-style-name="Standard">
      <loext:graphic-properties draw:fill-gradient-name="gradient" draw:fill-hatch-name="hatch"/>
      <style:paragraph-properties fo:margin-left="0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47"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4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officeooo:rsid="002477cb"/>
    </style:style>
    <style:style style:name="T13" style:family="text">
      <style:text-properties officeooo:rsid="002485cc"/>
    </style:style>
    <style:style style:name="T14" style:family="text">
      <style:text-properties fo:font-style="normal" style:font-style-asian="normal" style:font-style-complex="normal"/>
    </style:style>
    <style:style style:name="T15" style:family="text">
      <style:text-properties fo:font-style="normal" officeooo:rsid="002485cc" style:font-style-asian="normal" style:font-style-complex="normal"/>
    </style:style>
    <style:style style:name="T16" style:family="text">
      <style:text-properties fo:font-style="normal" officeooo:rsid="0025e4d2" style:font-style-asian="normal" style:font-style-complex="normal"/>
    </style:style>
    <style:style style:name="T17" style:family="text">
      <style:text-properties fo:font-style="normal" fo:font-weight="bold" officeooo:rsid="002485cc"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25e4d2"/>
    </style:style>
    <style:style style:name="T20" style:family="text">
      <style:text-properties style:text-underline-style="solid" style:text-underline-width="auto" style:text-underline-color="font-color"/>
    </style:style>
    <style:style style:name="T21" style:family="text">
      <style:text-properties officeooo:rsid="0027f941"/>
    </style:style>
    <style:style style:name="T22" style:family="text">
      <style:text-properties style:font-name="Liberation Serif" fo:font-style="italic" style:font-style-asian="italic" style:font-style-complex="italic"/>
    </style:style>
    <style:style style:name="T23" style:family="text">
      <style:text-properties officeooo:rsid="002b22e4"/>
    </style:style>
    <style:style style:name="T24" style:family="text">
      <style:text-properties fo:font-weight="normal" style:font-weight-asian="normal" style:font-weight-complex="normal"/>
    </style:style>
    <style:style style:name="T25" style:family="text">
      <style:text-properties officeooo:rsid="002bfc24"/>
    </style:style>
    <style:style style:name="T26" style:family="text">
      <style:text-properties officeooo:rsid="002c161c"/>
    </style:style>
    <style:style style:name="T27" style:family="text">
      <style:text-properties officeooo:rsid="002e0cf5"/>
    </style:style>
    <style:style style:name="T28" style:family="text">
      <style:text-properties style:font-name="Liberation Mono" fo:font-style="italic" officeooo:rsid="0026029c" style:font-style-asian="italic" style:font-style-complex="italic"/>
    </style:style>
    <style:style style:name="T29" style:family="text">
      <style:text-properties style:font-name="Liberation Serif" fo:font-style="italic" style:font-style-asian="italic" style:font-style-complex="italic"/>
    </style:style>
    <style:style style:name="T30" style:family="text">
      <style:text-properties style:font-name="Liberation Serif" fo:font-style="italic" officeooo:rsid="0031661c" style:font-style-asian="italic" style:font-style-complex="italic"/>
    </style:style>
    <style:style style:name="T31" style:family="text">
      <style:text-properties officeooo:rsid="002fc988"/>
    </style:style>
    <style:style style:name="T32" style:family="text">
      <style:text-properties officeooo:rsid="00325bd5"/>
    </style:style>
    <style:style style:name="T33" style:family="text">
      <style:text-properties officeooo:rsid="00332f8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0T06:36:16.121764420">May 20,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12_4257110712" text:style-name="Index_20_Link" text:visited-style-name="Index_20_Link">Introduction<text:tab/>1</text:a></text:p>
          <text:p text:style-name="P35"><text:a xlink:type="simple" xlink:href="#__RefHeading___Toc114_4257110712" text:style-name="Index_20_Link" text:visited-style-name="Index_20_Link">The ROM Image<text:tab/>1</text:a></text:p>
          <text:p text:style-name="P35"><text:a xlink:type="simple" xlink:href="#__RefHeading___Toc116_4257110712" text:style-name="Index_20_Link" text:visited-style-name="Index_20_Link">Using The Monitor<text:tab/>1</text:a></text:p>
          <text:p text:style-name="P35"><text:a xlink:type="simple" xlink:href="#__RefHeading___Toc427_4257110712" text:style-name="Index_20_Link" text:visited-style-name="Index_20_Link">Examples<text:tab/>3</text:a></text:p>
          <text:p text:style-name="P36"><text:a xlink:type="simple" xlink:href="#__RefHeading___Toc429_4257110712" text:style-name="Index_20_Link" text:visited-style-name="Index_20_Link">Getting Help<text:tab/>3</text:a></text:p>
          <text:p text:style-name="P36"><text:a xlink:type="simple" xlink:href="#__RefHeading___Toc431_4257110712" text:style-name="Index_20_Link" text:visited-style-name="Index_20_Link">Executing Code and Breakpoints<text:tab/>3</text:a></text:p>
          <text:p text:style-name="P36"><text:a xlink:type="simple" xlink:href="#__RefHeading___Toc826_4257110712" text:style-name="Index_20_Link" text:visited-style-name="Index_20_Link">Using SysPort on */83 Models<text:tab/>4</text:a></text:p>
          <text:p text:style-name="P36"><text:a xlink:type="simple" xlink:href="#__RefHeading___Toc2796_4257110712" text:style-name="Index_20_Link" text:visited-style-name="Index_20_Link">CRTC 6545 Testing<text:tab/>4</text:a></text:p>
          <text:p text:style-name="P36"><text:a xlink:type="simple" xlink:href="#__RefHeading___Toc2798_4257110712" text:style-name="Index_20_Link" text:visited-style-name="Index_20_Link">Keyboard Testing<text:tab/>4</text:a></text:p>
          <text:p text:style-name="P35"><text:a xlink:type="simple" xlink:href="#__RefHeading___Toc1745_4257110712" text:style-name="Index_20_Link" text:visited-style-name="Index_20_Link">Memory Test ROM<text:tab/>5</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3">EP</text:span>ROM created from th<text:span text:style-name="T19">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30">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9">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9">any configuration</text:span>.</text:p>
      <text:p text:style-name="P6"/>
      <text:p text:style-name="P9">Note that the AT28C16 <text:span text:style-name="T19">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1">On */83 models, this heartbeat will be in the form of the first character on the display alternating between ‘A’ and ‘B’ – provided that the video is working.</text:span></text:p>
      <text:p text:style-name="P23"><text:soft-page-break/></text:p>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1">Pressing RETURN at the prompt (empty input line) will just re-prompt.</text:span></text:p>
      <text:p text:style-name="P1"/>
      <text:p text:style-name="P13">Note that while the ROM is enabled by the sysport, <text:span text:style-name="T12">L</text:span>ow memory address<text:span text:style-name="T21">es</text:span> <text:span text:style-name="T12">contain the</text:span> ROM contents <text:span text:style-name="T12">and are not writeable</text:span>. The exact boundary between ROM and RAM depends on the model. Also, the Kaypro II and IV models map the video RAM into <text:span text:style-name="T12">addresses</text:span> 3000-3<text:span text:style-name="T12">BFF.</text:span> <text:span text:style-name="T12">In order to access the RAM at low addresses, a special program must be used to transfer control into high memory and update the sysport to turn off ROM (and video RAM). </text:span><text:span text:style-name="T21">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9">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9">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9">G</text:span> <text:span text:style-name="T4">start</text:span></text:p>
      <text:p text:style-name="P10">Go (jump) to <text:span text:style-name="T4">start</text:span> and begin executing the code there. <text:span text:style-name="T12">If the code executes any RST instruction, control will be returned to the monitor, where the message “*** RST” and the calling address (after the RST instruction) will be printed. </text:span><text:span text:style-name="T13">No registers are saved and the code may not be resumed.</text:span></text:p>
      <text:p text:style-name="P12"/>
      <text:p text:style-name="P15"><text:span text:style-name="T10">F</text:span> <text:span text:style-name="T4">start</text:span> <text:span text:style-name="T4">end </text:span><text:span text:style-name="T5">data</text:span></text:p>
      <text:p text:style-name="P14"><text:span text:style-name="T13">Fill</text:span> memory <text:span text:style-name="T13">with the byte </text:span><text:span text:style-name="T5">data</text:span><text:span text:style-name="T15"> repeated throughout the range</text:span>.</text:p>
      <text:p text:style-name="P16"/>
      <text:p text:style-name="P15"><text:span text:style-name="T10">M</text:span> <text:span text:style-name="T4">start</text:span> <text:span text:style-name="T4">end </text:span><text:span text:style-name="T5">dest</text:span></text:p>
      <text:p text:style-name="P14"><text:span text:style-name="T13">Move a block of</text:span> memory. <text:span text:style-name="T13">If </text:span><text:span text:style-name="T4">start</text:span> <text:span text:style-name="T4">end</text:span><text:span text:style-name="T14"> </text:span><text:span text:style-name="T15">overlaps with </text:span><text:span text:style-name="T5">dest</text:span><text:span text:style-name="T15"> then the results are undefined.</text:span></text:p>
      <text:p text:style-name="P16"/>
      <text:p text:style-name="P15"><text:span text:style-name="T10">I</text:span> <text:span text:style-name="T5">port </text:span><text:span text:style-name="T17">[</text:span> <text:span text:style-name="T5">num </text:span><text:span text:style-name="T17">]</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18">and</text:span><text:span text:style-name="T3"> </text:span><text:span text:style-name="T4">num</text:span><text:span text:style-name="T14"> are hexadecimal. </text:span><text:span text:style-name="T16">There is no delay between inputs, other than the time it takes to print the value in hex.</text:span></text:p>
      <text:p text:style-name="P16"/>
      <text:p text:style-name="P15"><text:soft-page-break/><text:span text:style-name="T10">O</text:span> <text:span text:style-name="T5">port</text:span> <text:span text:style-name="T5">data </text:span><text:span text:style-name="T17">[</text:span><text:span text:style-name="T4"> ...</text:span><text:span text:style-name="T5"> </text:span><text:span text:style-name="T17">]</text:span></text:p>
      <text:p text:style-name="P14"><text:span text:style-name="T13">Output </text:span><text:span text:style-name="T5">data</text:span> <text:span text:style-name="T13">to </text:span><text:span text:style-name="T5">port</text:span><text:span text:style-name="T15">. If more than one data bytes are given, then those values are successively output to </text:span><text:span text:style-name="T5">port</text:span><text:span text:style-name="T15">. </text:span><text:span text:style-name="T16">There is no delay between outputs, other than the time it takes to parse the next value.</text:span></text:p>
      <text:p text:style-name="P16"/>
      <text:p text:style-name="P5">N<text:span text:style-name="T24"> </text:span><text:span text:style-name="T8">hw</text:span></text:p>
      <text:p text:style-name="P19"><text:span text:style-name="T25">iNitialize a hardware component</text:span>. <text:span text:style-name="T7">hw</text:span><text:span text:style-name="T25"> may be:</text:span></text:p>
      <text:p text:style-name="P33"><text:span text:style-name="T9">KB83</text:span> – Initialize the keyboard SIO channel on a */83 model.</text:p>
      <text:p text:style-name="P33"><text:span text:style-name="T9">KB84</text:span> – Initialize the keyboard SIO channel on a */84 or 10 model.</text:p>
      <text:p text:style-name="P33"><text:span text:style-name="T9">CRTC</text:span> – Initialize the CRT controller chip on a */84 or 10 model.</text:p>
      <text:p text:style-name="P20"/>
      <text:p text:style-name="P5">T<text:span text:style-name="T24"> </text:span><text:span text:style-name="T8">hw</text:span></text:p>
      <text:p text:style-name="P19"><text:span text:style-name="T25">Test a hardware component</text:span>. <text:span text:style-name="T7">hw</text:span><text:span text:style-name="T25"> may be:</text:span></text:p>
      <text:p text:style-name="P34"><text:span text:style-name="T11">KBD</text:span> – Run a simple test for <text:span text:style-name="T32">receiving codes from the keyboard</text:span>. <text:span text:style-name="T32">Waits for keys to be pressed on the keyboard and prints the hexadecimal code that is received.</text:span> <text:span text:style-name="T32">To end the test,</text:span> type any character <text:span text:style-name="T32">on the monitor console</text:span>.</text:p>
      <text:p text:style-name="P48"><text:span text:style-name="T9">CRTC</text:span> – Run a simple test for <text:span text:style-name="T26">CRTC update status</text:span>. <text:span text:style-name="T33">Tries to detect the status change three times, and prints</text:span> “<text:span text:style-name="T26">Update</text:span>” <text:span text:style-name="T33">for each. The</text:span><text:span text:style-name="T32"> test </text:span><text:span text:style-name="T33">may be aborted, if hung</text:span><text:span text:style-name="T32">,</text:span> <text:span text:style-name="T33">by </text:span>typ<text:span text:style-name="T33">ing</text:span> any character <text:span text:style-name="T32">on the monitor console</text:span>.</text:p>
      <text:p text:style-name="P4">V</text:p>
      <text:p text:style-name="P17">Display the ROM version. This just prints the ROM signon message again, which contains the version.</text:p>
      <text:p text:style-name="P18"/>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37" text:outline-level="4"><text:bookmark-start text:name="__RefHeading___Toc429_4257110712"/>Getting Help<text:bookmark-end text:name="__RefHeading___Toc429_4257110712"/></text:h>
      <text:p text:style-name="P22">This show the signon message and how to display the help menu.</text:p>
      <text:p text:style-name="P27">Kaypro Monitor v1.1</text:p>
      <text:p text:style-name="P26"/>
      <text:p text:style-name="P26">: <text:span text:style-name="T20">?</text:span><text:span text:style-name="T4">(CR)</text:span></text:p>
      <text:p text:style-name="P26">D &lt;start&gt; &lt;end&gt; - display memory in HEX</text:p>
      <text:p text:style-name="P42">S &lt;start&gt; - set/view memory</text:p>
      <text:p text:style-name="P42"><text:s text:c="4"/>(CR) = skip fwd, '-' = skip bkwd, '.' = done</text:p>
      <text:p text:style-name="P42">G &lt;start&gt; - go to address</text:p>
      <text:p text:style-name="P42">F &lt;start&gt; &lt;end&gt; &lt;data&gt; - fill memory</text:p>
      <text:p text:style-name="P42">M &lt;start&gt; &lt;end&gt; &lt;dest&gt; - Move data</text:p>
      <text:p text:style-name="P42">I &lt;port&gt; [num] - Input from port</text:p>
      <text:p text:style-name="P42">O &lt;port&gt; &lt;value&gt; [...] - Output to port</text:p>
      <text:p text:style-name="P42">N &lt;hw&gt; - iNitialize hardware (KB83, KB84, CRTC)</text:p>
      <text:p text:style-name="P42">T &lt;hw&gt; - Test hardware (CRTC)</text:p>
      <text:p text:style-name="P42">V - Show ROM version</text:p>
      <text:p text:style-name="P42">^C aborts command entry</text:p>
      <text:p text:style-name="P26">: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0">S8000</text:span><text:span text:style-name="T4">(CR)</text:span></text:p>
      <text:p text:style-name="P25">8000 00 <text:span text:style-name="T20">FF</text:span></text:p>
      <text:p text:style-name="P25"><text:soft-page-break/>8001 00 <text:span text:style-name="T20">.</text:span></text:p>
      <text:p text:style-name="P25">: <text:span text:style-name="T20">D8000 800F</text:span><text:span text:style-name="T4">(CR)</text:span></text:p>
      <text:p text:style-name="P25">8000 FF 00 00 00 00 00 00 00 00 00 00 00 00 00 00 00 <text:s text:c="2"/>................</text:p>
      <text:p text:style-name="P25">: <text:span text:style-name="T20">G8000</text:span><text:span text:style-name="T4">(CR)</text:span></text:p>
      <text:p text:style-name="P25">GO 8000 ?<text:span text:style-name="T20">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29">Initializes the PIO channel A for use as the sysport, then alternately selects drive B and drive A.</text:p>
      <text:p text:style-name="P29"/>
      <text:p text:style-name="P28">: <text:span text:style-name="T20">O 1C 81</text:span><text:span text:style-name="T6">(CR)</text:span><text:tab/><text:span text:style-name="T22">(make certain BANK stays on)</text:span></text:p>
      <text:p text:style-name="P28"/>
      <text:p text:style-name="P28">: <text:span text:style-name="T20">O 1D CF 8</text:span><text:span text:style-name="T6">(CR)</text:span><text:tab/><text:span text:style-name="T22">(init and activate PIO ch A)</text:span></text:p>
      <text:p text:style-name="P28"/>
      <text:p text:style-name="P28">: <text:span text:style-name="T20">O 1C 82</text:span><text:span text:style-name="T6">(CR)</text:span><text:tab/><text:span text:style-name="T22">(turn on drive B LED)</text:span></text:p>
      <text:p text:style-name="P28"/>
      <text:p text:style-name="P28">: <text:span text:style-name="T20">O 1C 81</text:span><text:span text:style-name="T6">(CR)</text:span><text:tab/><text:span text:style-name="T22">(turn on drive A LED)</text:span></text:p>
      <text:p text:style-name="P28"/>
      <text:p text:style-name="P28">: <text:span text:style-name="T20">O 1C 80</text:span><text:span text:style-name="T6">(CR)</text:span><text:tab/><text:span text:style-name="T22">(turn off both LEDs)</text:span></text:p>
      <text:p text:style-name="P31"/>
      <text:h text:style-name="Heading_20_4" text:outline-level="4"><text:bookmark-start text:name="__RefHeading___Toc2796_4257110712"/>CRTC 6545 Testing<text:bookmark-end text:name="__RefHeading___Toc2796_4257110712"/></text:h>
      <text:p text:style-name="P39">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39"/>
      <text:p text:style-name="P43">: <text:span text:style-name="T20">N CRTC</text:span><text:span text:style-name="T28">(CR)<text:tab/></text:span><text:span text:style-name="T22">(display should light up)</text:span></text:p>
      <text:p text:style-name="P43">: <text:span text:style-name="T20">T CRTC</text:span><text:span text:style-name="T28">(CR)</text:span></text:p>
      <text:p text:style-name="P43">Wait... Update Update Update</text:p>
      <text:p text:style-name="P43">:</text:p>
      <text:p text:style-name="P31"/>
      <text:h text:style-name="Heading_20_4" text:outline-level="4"><text:bookmark-start text:name="__RefHeading___Toc2798_4257110712"/>Keyboard <text:span text:style-name="T31">Testing</text:span><text:bookmark-end text:name="__RefHeading___Toc2798_4257110712"/></text:h>
      <text:p text:style-name="P40">The keyboard uses SIO channel B on the same Z80-SIO chip as this monitor <text:span text:style-name="T3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0"/>
      <text:p text:style-name="P47"><text:soft-page-break/>: <text:span text:style-name="T20">N KB84</text:span><text:span text:style-name="T28">(CR)<text:tab/></text:span><text:span text:style-name="T30">(initialize keyboard port on */84 and 10 models)</text:span></text:p>
      <text:p text:style-name="P46">: <text:span text:style-name="T20">T KBD</text:span><text:span text:style-name="T28">(CR)<text:tab/><text:tab/></text:span><text:span text:style-name="T30">(start keyboard test, press keys on keyboard)</text:span></text:p>
      <text:p text:style-name="P46">Wait... 61 73 64 66 77 65 65 72 F3 F4 <text:span text:style-name="T28">(CR)</text:span>Abort</text:p>
      <text:p text:style-name="P46">: <text:span text:style-name="T20">O 05 04</text:span><text:span text:style-name="T28">(CR)</text:span></text:p>
      <text:p text:style-name="P45"><text:tab/><text:tab/><text:tab/><text:span text:style-name="T30">(keyboard beeps)</text:span></text:p>
      <text:p text:style-name="P44">: </text:p>
      <text:p text:style-name="P31"/>
      <text:h text:style-name="Heading_20_3" text:outline-level="3"><text:bookmark-start text:name="__RefHeading___Toc1745_4257110712"/>Memory Test ROM<text:bookmark-end text:name="__RefHeading___Toc1745_4257110712"/></text:h>
      <text:p text:style-name="P32">The <text:span text:style-name="T23">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3">memtest</text:span></text:a><text:a xlink:type="simple" xlink:href="http://sebhc.durgadas.com/kaypro/memtest.bin" text:style-name="Internet_20_link" text:visited-style-name="Visited_20_Internet_20_Link">.bin</text:a>. <text:span text:style-name="T23">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0T06:36:15.940458202</dc:date>
    <meta:editing-duration>PT1H2M54S</meta:editing-duration>
    <meta:editing-cycles>10</meta:editing-cycles>
    <meta:generator>LibreOffice/7.3.7.2$Linux_X86_64 LibreOffice_project/30$Build-2</meta:generator>
    <meta:document-statistic meta:table-count="0" meta:image-count="0" meta:object-count="0" meta:page-count="5" meta:paragraph-count="103" meta:word-count="1663" meta:character-count="9156" meta:non-whitespace-character-count="7575"/>
  </office:meta>
</office:document-meta>
</file>